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Calibri" style:font-family-asian="Calibri" style:font-family-complex="Calibri" fo:background-color="transparent" style:use-window-font-color="true"/>
    </style:style>
    <style:style style:name="T2" style:family="text">
      <style:text-properties fo:font-size="22.00pt" fo:font-weight="normal" fo:font-family="Calibri" style:font-family-asian="Calibri" style:font-family-complex="Calibri" fo:background-color="transparent" style:use-window-font-color="true"/>
    </style:style>
    <style:style style:name="T3" style:family="text">
      <style:text-properties fo:font-size="22.00pt" fo:font-weight="bold" fo:font-family="Calibri" style:font-family-asian="Calibri" style:font-family-complex="Calibri" fo:background-color="transparent" style:use-window-font-color="true"/>
    </style:style>
    <style:style style:name="T4" style:family="text">
      <style:text-properties fo:font-size="22.00pt" fo:font-weight="normal" fo:font-family="Calibri" style:font-family-asian="Calibri" style:font-family-complex="Calibri" fo:background-color="transparent" style:use-window-font-color="true"/>
    </style:style>
    <style:style style:name="T5" style:family="text">
      <style:text-properties fo:font-size="22.00pt" fo:font-weight="bold" fo:font-family="Calibri" style:font-family-asian="Calibri" style:font-family-complex="Calibri" fo:background-color="transparent" style:use-window-font-color="true"/>
    </style:style>
    <style:style style:name="T6" style:family="text">
      <style:text-properties fo:font-size="22.00pt" fo:font-weight="normal" fo:font-family="Calibri" style:font-family-asian="Calibri" style:font-family-complex="Calibri" fo:background-color="transparent" style:use-window-font-color="true"/>
    </style:style>
    <style:style style:name="T7" style:family="text">
      <style:text-properties fo:font-size="22.00pt" fo:font-weight="bold" fo:font-family="Calibri" style:font-family-asian="Calibri" style:font-family-complex="Calibri" fo:background-color="transparent" style:use-window-font-color="true"/>
    </style:style>
    <style:style style:name="T8" style:family="text">
      <style:text-properties fo:font-size="22.00pt" fo:font-weight="normal" fo:font-family="Calibri" style:font-family-asian="Calibri" style:font-family-complex="Calibri" fo:background-color="transparent" style:use-window-font-color="true"/>
    </style:style>
    <style:style style:name="T9" style:family="text">
      <style:text-properties fo:font-size="22.00pt" fo:font-weight="bold" fo:font-family="Calibri" style:font-family-asian="Calibri" style:font-family-complex="Calibri" fo:background-color="transparent" style:use-window-font-color="true"/>
    </style:style>
    <style:style style:name="T10" style:family="text">
      <style:text-properties fo:font-size="22.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2.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bold" fo:font-family="Calibri" style:font-family-asian="Calibri" style:font-family-complex="Calibri" fo:background-color="transparent" style:use-window-font-color="true"/>
    </style:style>
    <style:style style:name="T25" style:family="text">
      <style:text-properties fo:font-size="12.00pt" fo:font-weight="normal" fo:font-family="Cambria" style:font-family-asian="Cambria" style:font-family-complex="Cambria" fo:background-color="transparent" fo:color="#ff0000"/>
    </style:style>
    <style:style style:name="T26" style:family="text">
      <style:text-properties fo:font-size="11.00pt" fo:font-weight="normal" fo:font-family="Calibri" style:font-family-asian="Calibri" style:font-family-complex="Calibri" fo:background-color="transparent" fo:color="#ff0000"/>
    </style:style>
    <style:style style:name="T27" style:family="text">
      <style:text-properties fo:font-size="12.00pt" fo:font-weight="normal" fo:font-family="Cambria" style:font-family-asian="Cambria" style:font-family-complex="Cambria" fo:background-color="transparent" fo:color="#ff0000"/>
    </style:style>
    <style:style style:name="T28" style:family="text">
      <style:text-properties fo:font-size="11.00pt" fo:font-weight="normal" fo:font-family="Calibri" style:font-family-asian="Calibri" style:font-family-complex="Calibri" fo:background-color="transparent" fo:color="#ff0000"/>
    </style:style>
    <style:style style:name="T29" style:family="text">
      <style:text-properties fo:font-size="12.00pt" fo:font-weight="normal" fo:font-family="Cambria" style:font-family-asian="Cambria" style:font-family-complex="Cambria" fo:background-color="transparent" fo:color="#ff0000"/>
    </style:style>
    <style:style style:name="T30" style:family="text">
      <style:text-properties fo:font-size="11.00pt" fo:font-weight="normal" fo:font-family="Calibri" style:font-family-asian="Calibri" style:font-family-complex="Calibri" fo:background-color="transparent" fo:color="#ff0000"/>
    </style:style>
    <style:style style:name="T31" style:family="text">
      <style:text-properties fo:font-size="12.00pt" fo:font-weight="normal" fo:font-family="Cambria" style:font-family-asian="Cambria" style:font-family-complex="Cambria" fo:background-color="transparent" fo:color="#ff0000"/>
    </style:style>
    <style:style style:name="T32" style:family="text">
      <style:text-properties fo:font-size="11.00pt" fo:font-weight="normal" fo:font-family="Calibri" style:font-family-asian="Calibri" style:font-family-complex="Calibri" fo:background-color="transparent" fo:color="#ff0000"/>
    </style:style>
    <style:style style:name="T33" style:family="text">
      <style:text-properties fo:font-size="12.00pt" fo:font-weight="normal" fo:font-family="Cambria" style:font-family-asian="Cambria" style:font-family-complex="Cambria" fo:background-color="transparent" fo:color="#ff0000"/>
    </style:style>
    <style:style style:name="T34" style:family="text">
      <style:text-properties fo:font-size="11.00pt" fo:font-weight="normal" fo:font-family="Calibri" style:font-family-asian="Calibri" style:font-family-complex="Calibri" fo:background-color="transparent" fo:color="#ff0000"/>
    </style:style>
    <style:style style:name="T35" style:family="text">
      <style:text-properties fo:font-size="12.00pt" fo:font-weight="normal" fo:font-family="Cambria" style:font-family-asian="Cambria" style:font-family-complex="Cambria" fo:background-color="transparent" fo:color="#ff0000"/>
    </style:style>
    <style:style style:name="T36" style:family="text">
      <style:text-properties fo:font-size="11.00pt" fo:font-weight="normal" fo:font-family="Calibri" style:font-family-asian="Calibri" style:font-family-complex="Calibri" fo:background-color="transparent" fo:color="#ff0000"/>
    </style:style>
    <style:style style:name="T37" style:family="text">
      <style:text-properties fo:font-size="12.00pt" fo:font-weight="normal" fo:font-family="Cambria" style:font-family-asian="Cambria" style:font-family-complex="Cambria" fo:background-color="transparent" fo:color="#ff0000"/>
    </style:style>
    <style:style style:name="T38" style:family="text">
      <style:text-properties fo:font-size="11.00pt" fo:font-weight="normal" fo:font-family="Calibri" style:font-family-asian="Calibri" style:font-family-complex="Calibri" fo:background-color="transparent" fo:color="#ff0000"/>
    </style:style>
    <style:style style:name="T39" style:family="text">
      <style:text-properties fo:font-size="12.00pt" fo:font-weight="normal" fo:font-family="Cambria" style:font-family-asian="Cambria" style:font-family-complex="Cambria" fo:background-color="transparent" fo:color="#ff0000"/>
    </style:style>
    <style:style style:name="T40" style:family="text">
      <style:text-properties fo:font-size="11.00pt" fo:font-weight="normal" fo:font-family="Calibri" style:font-family-asian="Calibri" style:font-family-complex="Calibri" fo:background-color="transparent" fo:color="#ff0000"/>
    </style:style>
    <style:style style:name="T41" style:family="text">
      <style:text-properties fo:font-size="12.00pt" fo:font-weight="normal" fo:font-family="Cambria" style:font-family-asian="Cambria" style:font-family-complex="Cambria" fo:background-color="transparent" fo:color="#ff0000"/>
    </style:style>
    <style:style style:name="T42" style:family="text">
      <style:text-properties fo:font-size="11.00pt" fo:font-weight="normal" fo:font-family="Calibri" style:font-family-asian="Calibri" style:font-family-complex="Calibri" fo:background-color="transparent" fo:color="#ff0000"/>
    </style:style>
    <style:style style:name="T43" style:family="text">
      <style:text-properties fo:font-size="12.00pt" fo:font-weight="normal" fo:font-family="Cambria" style:font-family-asian="Cambria" style:font-family-complex="Cambria" fo:background-color="transparent" fo:color="#ff0000"/>
    </style:style>
    <style:style style:name="T44" style:family="text">
      <style:text-properties fo:font-size="11.00pt" fo:font-weight="normal" fo:font-family="Calibri" style:font-family-asian="Calibri" style:font-family-complex="Calibri" fo:background-color="transparent" fo:color="#ff0000"/>
    </style:style>
    <style:style style:name="T45" style:family="text">
      <style:text-properties fo:font-size="12.00pt" fo:font-weight="normal" fo:font-family="Cambria" style:font-family-asian="Cambria" style:font-family-complex="Cambria" fo:background-color="transparent" fo:color="#ff0000"/>
    </style:style>
    <style:style style:name="T46" style:family="text">
      <style:text-properties fo:font-size="11.00pt" fo:font-weight="normal" fo:font-family="Calibri" style:font-family-asian="Calibri" style:font-family-complex="Calibri" fo:background-color="transparent" fo:color="#ff0000"/>
    </style:style>
    <style:style style:name="T47" style:family="text">
      <style:text-properties fo:font-size="12.00pt" fo:font-weight="normal" fo:font-family="Cambria" style:font-family-asian="Cambria" style:font-family-complex="Cambria" fo:background-color="transparent" fo:color="#ff0000"/>
    </style:style>
    <style:style style:name="T48" style:family="text">
      <style:text-properties fo:font-size="11.00pt" fo:font-weight="normal" fo:font-family="Calibri" style:font-family-asian="Calibri" style:font-family-complex="Calibri" fo:background-color="transparent" fo:color="#ff0000"/>
    </style:style>
    <style:style style:name="T49" style:family="text">
      <style:text-properties fo:font-size="12.00pt" fo:font-weight="normal" fo:font-family="Cambria" style:font-family-asian="Cambria" style:font-family-complex="Cambria" fo:background-color="transparent" fo:color="#ff0000"/>
    </style:style>
    <style:style style:name="T50" style:family="text">
      <style:text-properties fo:font-size="11.00pt" fo:font-weight="normal" fo:font-family="Calibri" style:font-family-asian="Calibri" style:font-family-complex="Calibri" fo:background-color="transparent" fo:color="#ff0000"/>
    </style:style>
    <style:style style:name="T51" style:family="text">
      <style:text-properties fo:font-size="12.00pt" fo:font-weight="normal" fo:font-family="Cambria" style:font-family-asian="Cambria" style:font-family-complex="Cambria" fo:background-color="transparent" fo:color="#ff0000"/>
    </style:style>
    <style:style style:name="T52" style:family="text">
      <style:text-properties fo:font-size="11.00pt" fo:font-weight="normal" fo:font-family="Calibri" style:font-family-asian="Calibri" style:font-family-complex="Calibri" fo:background-color="transparent" fo:color="#ff0000"/>
    </style:style>
    <style:style style:name="T53" style:family="text">
      <style:text-properties fo:font-size="12.00pt" fo:font-weight="normal" fo:font-family="Cambria" style:font-family-asian="Cambria" style:font-family-complex="Cambria" fo:background-color="transparent" fo:color="#ff0000"/>
    </style:style>
    <style:style style:name="T54" style:family="text">
      <style:text-properties fo:font-size="11.00pt" fo:font-weight="normal" fo:font-family="Calibri" style:font-family-asian="Calibri" style:font-family-complex="Calibri" fo:background-color="transparent" fo:color="#ff0000"/>
    </style:style>
    <style:style style:name="T55" style:family="text">
      <style:text-properties fo:font-size="12.00pt" fo:font-weight="normal" fo:font-family="Cambria" style:font-family-asian="Cambria" style:font-family-complex="Cambria" fo:background-color="transparent" fo:color="#ff0000"/>
    </style:style>
    <style:style style:name="T56" style:family="text">
      <style:text-properties fo:font-size="11.00pt" fo:font-weight="normal" fo:font-family="Calibri" style:font-family-asian="Calibri" style:font-family-complex="Calibri" fo:background-color="transparent" fo:color="#ff0000"/>
    </style:style>
    <style:style style:name="T57" style:family="text">
      <style:text-properties fo:font-size="12.00pt" fo:font-weight="normal" fo:font-family="Cambria" style:font-family-asian="Cambria" style:font-family-complex="Cambria" fo:background-color="transparent" fo:color="#ff0000"/>
    </style:style>
    <style:style style:name="T58" style:family="text">
      <style:text-properties fo:font-size="11.00pt" fo:font-weight="normal" fo:font-family="Calibri" style:font-family-asian="Calibri" style:font-family-complex="Calibri" fo:background-color="transparent" fo:color="#ff0000"/>
    </style:style>
    <style:style style:name="T59" style:family="text">
      <style:text-properties fo:font-size="12.00pt" fo:font-weight="normal" fo:font-family="Cambria" style:font-family-asian="Cambria" style:font-family-complex="Cambria" fo:background-color="transparent" fo:color="#ff0000"/>
    </style:style>
    <style:style style:name="T60" style:family="text">
      <style:text-properties fo:font-size="11.00pt" fo:font-weight="normal" fo:font-family="Calibri" style:font-family-asian="Calibri" style:font-family-complex="Calibri" fo:background-color="transparent" fo:color="#ff0000"/>
    </style:style>
    <style:style style:name="T61" style:family="text">
      <style:text-properties fo:font-size="12.00pt" fo:font-weight="normal" fo:font-family="Cambria" style:font-family-asian="Cambria" style:font-family-complex="Cambria" fo:background-color="transparent" fo:color="#ff0000"/>
    </style:style>
    <style:style style:name="P1" style:family="paragraph">
      <style:paragraph-properties fo:line-height="100.00%" fo:text-align="center" fo:margin-bottom="8.00pt"/>
    </style:style>
    <style:style style:name="P2" style:family="paragraph">
      <style:paragraph-properties fo:line-height="100.00%" fo:text-align="left" fo:margin-bottom="8.00pt"/>
    </style:style>
    <style:style style:name="P3" style:family="paragraph">
      <style:paragraph-properties fo:line-height="100.00%" fo:text-align="left" fo:margin-bottom="8.00pt"/>
    </style:style>
    <style:style style:name="P4" style:family="paragraph">
      <style:paragraph-properties fo:line-height="100.00%" fo:text-align="left" fo:margin-bottom="8.00pt"/>
    </style:style>
    <style:style style:name="P5" style:family="paragraph">
      <style:paragraph-properties fo:line-height="100.00%" fo:text-align="left" fo:margin-bottom="8.00pt"/>
    </style:style>
  </office:automatic-styles>
  <office:body>
    <office:text>
      <text:p text:style-name="P1"><text:span text:style-name="T1">Title</text:span></text:p>
      <text:p text:style-name="P1"><text:span text:style-name="T2">Blackjack</text:span></text:p>
      <text:p text:style-name="P1"><text:span text:style-name="T3">Course</text:span></text:p>
      <text:p text:style-name="P1"><text:span text:style-name="T4">CSC11</text:span></text:p>
      <text:p text:style-name="P1"><text:span text:style-name="T5">Section</text:span></text:p>
      <text:p text:style-name="P1"><text:span text:style-name="T6">48598</text:span></text:p>
      <text:p text:style-name="P1"><text:span text:style-name="T7">Due Date</text:span></text:p>
      <text:p text:style-name="P1"><text:span text:style-name="T8">December 8, 2014</text:span></text:p>
      <text:p text:style-name="P1"><text:span text:style-name="T9">Author</text:span></text:p>
      <text:p text:style-name="P1"><text:span text:style-name="T10">Jose Luna</text:span></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2"><text:span text:style-name="T12">Title : Blackjack</text:span></text:p>
      <text:p text:style-name="P2"><text:span text:style-name="T13">The game is a simplified version of Blackjack there are no suits and the cards range from 1 to 11. The user is allowed to hit or stay. If the delaer total is less than 17 the dealer will hit. The game will tell you if you won or lost. Then it will ask if you would like to play again. It will then repeat until the user quits the game. A betting system that starts the user off with $100 if the user wins, $25 will be added to the initial $100.</text:span></text:p>
      <text:p text:style-name="P2"><text:span text:style-name="T14"/></text:p>
      <text:p text:style-name="P2"><text:span text:style-name="T15">Summary:</text:span></text:p>
      <text:p text:style-name="P2"><text:span text:style-name="T16">During the creation of this project I used the companion website to this class, “thinkingeek” and the textbook. The rand function was used throughout the program, in order to give the user and the dealer a random card. Different branching concepts were used in order to translate the code from C++ to assembly. There many logic errors that curently stop the game from working properly.</text:span></text:p>
      <text:p text:style-name="P2"><text:span text:style-name="T17">Code Specifications</text:span></text:p>
      <text:p text:style-name="P2"><text:span text:style-name="T17">Lines of Code: 356</text:span></text:p>
      <text:p text:style-name="P2"><text:span text:style-name="T17">Blank Lines: 39</text:span></text:p>
      <text:p text:style-name="P2"><text:span text:style-name="T17">Total Lines of Source Files: 327</text:span></text:p>
      <text:p text:style-name="P2"><text:span text:style-name="T17">Number of Variables: 12</text:span></text:p>
      <text:p text:style-name="P2"><text:span text:style-name="T18"/></text:p>
      <text:p text:style-name="P2"><text:span text:style-name="T19">Variables Used:</text:span></text:p>
      <text:p text:style-name="P2"><text:span text:style-name="T20">Card1=rand()%11+1</text:span></text:p>
      <text:p text:style-name="P2"><text:span text:style-name="T20">Card2=rand()%11+1</text:span></text:p>
      <text:p text:style-name="P2"><text:span text:style-name="T20">Card3=rand()%11+1</text:span></text:p>
      <text:p text:style-name="P2"><text:span text:style-name="T20">Total=card1+card2</text:span></text:p>
      <text:p text:style-name="P2"><text:span text:style-name="T20">ntotal=total+card3</text:span></text:p>
      <text:p text:style-name="P2"><text:span text:style-name="T20">Dealers_card1=rand()%11+1</text:span></text:p>
      <text:p text:style-name="P2"><text:span text:style-name="T20">Dealers_card2=rand()%11+1</text:span></text:p>
      <text:p text:style-name="P2"><text:span text:style-name="T20">Dealers_card3=rand()%11+1</text:span></text:p>
      <text:p text:style-name="P2"><text:span text:style-name="T20">Dealers_total=card1+card2</text:span></text:p>
      <text:p text:style-name="P2"><text:span text:style-name="T20">Dealers_ftotal=Dealers_total+Dealers_card3</text:span></text:p>
      <text:p text:style-name="P2"><text:span text:style-name="T21"/></text:p>
      <text:p text:style-name="P2"><text:span text:style-name="T21"/></text:p>
      <text:p text:style-name="P2"><text:span text:style-name="T21"/></text:p>
      <text:p text:style-name="P2"><text:span text:style-name="T22">Flow Chart:</text:span></text:p>
      <text:p text:style-name="P3"><draw:frame text:anchor-type="as-char" svg:width="152.40mm" svg:height="167.75mm" style:rel-width="scale" style:rel-height="scale"><draw:object-ole xlink:href="OleObj1"/><draw:image xlink:href="ObjectReplacements/OleObj1"/></draw:frame><text:span text:style-name="T23"/></text:p>
      <text:p text:style-name="P3"><text:span text:style-name="T23"/></text:p>
      <text:p text:style-name="P4"><text:span text:style-name="T24">Source Code:</text:span></text:p>
      <text:p text:style-name="P5"><text:span text:style-name="T25">.data</text:span></text:p>
      <text:p text:style-name="P5"><text:span text:style-name="T25"><text:s/></text:span></text:p>
      <text:p text:style-name="P5"><text:span text:style-name="T25">message0: .asciz "How much would you like to bid? \n"</text:span></text:p>
      <text:p text:style-name="P5"><text:span text:style-name="T25">message01: .asciz "You bet $%d\n\n"</text:span></text:p>
      <text:p text:style-name="P5"><text:span text:style-name="T25">message02: .asciz "You currently have $%d\n"</text:span></text:p>
      <text:p text:style-name="P5"><text:span text:style-name="T25">message03: .asciz " of hearts \n"</text:span></text:p>
      <text:p text:style-name="P5"><text:span text:style-name="T25">message04: .asciz " of clubs \n"</text:span></text:p>
      <text:p text:style-name="P5"><text:span text:style-name="T25">message05: .asciz " of diamonds \n"</text:span></text:p>
      <text:p text:style-name="P5"><text:span text:style-name="T25">message06: .asciz " of spades \n"</text:span></text:p>
      <text:p text:style-name="P5"><text:span text:style-name="T25">message: .asciz "THE GAME IS BLACKJACK\n\nYou are given $100 to start\n"</text:span></text:p>
      <text:p text:style-name="P5"><text:span text:style-name="T25">message1: .asciz "Your first card is a %d\n"</text:span></text:p>
      <text:p text:style-name="P5"><text:span text:style-name="T25">message2: .asciz "Your second card is a %d\n"</text:span></text:p>
      <text:p text:style-name="P5"><text:span text:style-name="T25">message3: .asciz "Your total is %d\n\n"</text:span></text:p>
      <text:p text:style-name="P5"><text:span text:style-name="T25">message4: .asciz "Would you like to hit or stay, enter 1 to hit or anything else to exit\n"</text:span></text:p>
      <text:p text:style-name="P5"><text:span text:style-name="T25">message5: .asciz "Your third card is %d\n"</text:span></text:p>
      <text:p text:style-name="P5"><text:span text:style-name="T25">message6: .asciz "YOUR TOTAL IS<text:s text:c="2"/>%d\n\n"</text:span></text:p>
      <text:p text:style-name="P5"><text:span text:style-name="T25">message7: .asciz "The dealers first card is a %d\n"</text:span></text:p>
      <text:p text:style-name="P5"><text:span text:style-name="T25">message8: .asciz "The dealers second card is a %d\n"</text:span></text:p>
      <text:p text:style-name="P5"><text:span text:style-name="T25">message9: .asciz "The dealers total is %d\n"</text:span></text:p>
      <text:p text:style-name="P5"><text:span text:style-name="T25">message10: .asciz "The dealer hit\nThe dealers third card is a %d\n"</text:span></text:p>
      <text:p text:style-name="P5"><text:span text:style-name="T25">message11: .asciz "THE DEALERS TOTAL IS %d\n\n"</text:span></text:p>
      <text:p text:style-name="P5"><text:span text:style-name="T25">message12: .asciz "You win\n"</text:span></text:p>
      <text:p text:style-name="P5"><text:span text:style-name="T25">message13: .asciz "You lose\n"</text:span></text:p>
      <text:p text:style-name="P5"><text:span text:style-name="T25">message14: .asciz "Would you like to play again?\nEnter 1 to continue, enter anything else to exit\n"</text:span></text:p>
      <text:p text:style-name="P5"><text:span text:style-name="T25">format: .asciz "%d"</text:span></text:p>
      <text:p text:style-name="P5"><text:span text:style-name="T25">scan_pattern: .word 0</text:span></text:p>
      <text:p text:style-name="P5"><text:span text:style-name="T25">number_read: .word 0</text:span></text:p>
      <text:p text:style-name="P5"><text:span text:style-name="T25"><text:s/></text:span></text:p>
      <text:p text:style-name="P5"><text:span text:style-name="T25"><text:s/>.text</text:span></text:p>
      <text:p text:style-name="P5"><text:span text:style-name="T25"><text:s/></text:span></text:p>
      <text:p text:style-name="P5"><text:span text:style-name="T25">scaleRight:</text:span></text:p>
      <text:p text:style-name="P5"><text:span text:style-name="T25"><text:tab/>push {lr} <text:tab/><text:tab/><text:tab/><text:tab/><text:tab/><text:tab/>@ Push lr onto the stack</text:span></text:p>
      <text:p text:style-name="P5"><text:span text:style-name="T25"><text:s text:c="4"/>doWhile_r1_lt_r2: <text:tab/><text:tab/><text:tab/>@ Shift right until just under the remainder</text:span></text:p>
      <text:p text:style-name="P5"><text:span text:style-name="T25"><text:tab/>mov r3,r3,ASR #1; <text:tab/><text:tab/>@ Division counter</text:span></text:p>
      <text:p text:style-name="P5"><text:span text:style-name="T25"><text:s text:c="4"/>mov r2,r2,ASR #1 <text:tab/><text:tab/>@ Mod/Remainder subtraction</text:span></text:p>
      <text:p text:style-name="P5"><text:span text:style-name="T25"><text:tab/>cmp r1,r2</text:span></text:p>
      <text:p text:style-name="P5"><text:span text:style-name="T25"><text:tab/>blt doWhile_r1_lt_r2</text:span></text:p>
      <text:p text:style-name="P5"><text:span text:style-name="T25"><text:tab/>pop {lr} <text:tab/><text:tab/><text:tab/><text:tab/><text:tab/><text:tab/>@ Pop lr from the stack</text:span></text:p>
      <text:p text:style-name="P5"><text:span text:style-name="T25"><text:tab/>bx lr <text:tab/><text:tab/><text:tab/><text:tab/><text:tab/><text:tab/><text:tab/></text:span></text:p>
      <text:p text:style-name="P5"><text:span text:style-name="T26"/></text:p>
      <text:p text:style-name="P5"><text:span text:style-name="T26"/></text:p>
      <text:p text:style-name="P5"><text:span text:style-name="T27">addSub:</text:span></text:p>
      <text:p text:style-name="P5"><text:span text:style-name="T27"><text:tab/>push {lr} <text:tab/><text:tab/><text:tab/><text:tab/><text:tab/><text:tab/>@ Push lr onto the stack</text:span></text:p>
      <text:p text:style-name="P5"><text:span text:style-name="T27"><text:tab/>doWhile_r3_ge_1:</text:span></text:p>
      <text:p text:style-name="P5"><text:span text:style-name="T27"><text:tab/>add r0,r0,r3</text:span></text:p>
      <text:p text:style-name="P5"><text:span text:style-name="T27"><text:tab/>sub r1,r1,r2</text:span></text:p>
      <text:p text:style-name="P5"><text:span text:style-name="T27"><text:tab/>bl scaleRight</text:span></text:p>
      <text:p text:style-name="P5"><text:span text:style-name="T27"><text:tab/>cmp r3,#1</text:span></text:p>
      <text:p text:style-name="P5"><text:span text:style-name="T27"><text:tab/>bge doWhile_r3_ge_1</text:span></text:p>
      <text:p text:style-name="P5"><text:span text:style-name="T27"><text:tab/>pop {lr}<text:tab/><text:tab/><text:tab/><text:tab/><text:tab/><text:tab/> @ Pop lr from the stack</text:span></text:p>
      <text:p text:style-name="P5"><text:span text:style-name="T27"><text:tab/>bx lr <text:tab/><text:tab/><text:tab/><text:tab/><text:tab/><text:tab/><text:tab/> </text:span></text:p>
      <text:p text:style-name="P5"><text:span text:style-name="T28"/></text:p>
      <text:p text:style-name="P5"><text:span text:style-name="T29"><text:tab/></text:span></text:p>
      <text:p text:style-name="P5"><text:span text:style-name="T29">scaleLeft:</text:span></text:p>
      <text:p text:style-name="P5"><text:span text:style-name="T29"><text:tab/>push {lr} <text:tab/><text:tab/><text:tab/><text:tab/><text:tab/><text:tab/>@ Push lr onto the stack</text:span></text:p>
      <text:p text:style-name="P5"><text:span text:style-name="T29"><text:tab/>doWhile_r1_ge_r2: <text:tab/><text:tab/><text:tab/>@ Scale left till overshoot with remainder</text:span></text:p>
      <text:p text:style-name="P5"><text:span text:style-name="T29"><text:tab/>mov r3,r3,LSL #1 <text:tab/><text:tab/>@ scale factor</text:span></text:p>
      <text:p text:style-name="P5"><text:span text:style-name="T29"><text:tab/>mov r2,r2,LSL #1 <text:tab/><text:tab/>@ subtraction factor</text:span></text:p>
      <text:p text:style-name="P5"><text:span text:style-name="T29"><text:tab/>cmp r1,r2</text:span></text:p>
      <text:p text:style-name="P5"><text:span text:style-name="T29"><text:tab/>bge doWhile_r1_ge_r2 <text:tab/>@ End loop at overshoot</text:span></text:p>
      <text:p text:style-name="P5"><text:span text:style-name="T29"><text:tab/>mov r3,r3,ASR #1 <text:tab/><text:tab/><text:tab/><text:tab/>@ Scale factor back</text:span></text:p>
      <text:p text:style-name="P5"><text:span text:style-name="T29"><text:tab/>mov r2,r2,ASR #1 <text:tab/><text:tab/><text:tab/><text:tab/>@ Scale subtraction factor back</text:span></text:p>
      <text:p text:style-name="P5"><text:span text:style-name="T29"><text:tab/>pop {lr} <text:tab/><text:tab/><text:tab/><text:tab/><text:tab/><text:tab/>@ Pop lr from the stack</text:span></text:p>
      <text:p text:style-name="P5"><text:span text:style-name="T29"><text:tab/>bx lr<text:tab/><text:tab/><text:tab/><text:tab/><text:tab/><text:tab/><text:tab/></text:span></text:p>
      <text:p text:style-name="P5"><text:span text:style-name="T30"/></text:p>
      <text:p text:style-name="P5"><text:span text:style-name="T31"><text:tab/></text:span></text:p>
      <text:p text:style-name="P5"><text:span text:style-name="T31">division:</text:span></text:p>
      <text:p text:style-name="P5"><text:span text:style-name="T31"><text:tab/>push {lr} <text:tab/><text:tab/><text:tab/><text:tab/><text:tab/><text:tab/>@ Push lr onto the stack</text:span></text:p>
      <text:p text:style-name="P5"><text:span text:style-name="T31"><text:tab/><text:tab/><text:tab/><text:tab/><text:tab/><text:tab/><text:tab/><text:tab/><text:tab/>@ Determine the quotient and remainder</text:span></text:p>
      <text:p text:style-name="P5"><text:span text:style-name="T31"><text:tab/>mov r0,#0</text:span></text:p>
      <text:p text:style-name="P5"><text:span text:style-name="T31"><text:tab/>mov r3,#1</text:span></text:p>
      <text:p text:style-name="P5"><text:span text:style-name="T31"><text:tab/>cmp r1,r2</text:span></text:p>
      <text:p text:style-name="P5"><text:span text:style-name="T31"><text:tab/>blt end</text:span></text:p>
      <text:p text:style-name="P5"><text:span text:style-name="T31"><text:tab/>bl scaleLeft</text:span></text:p>
      <text:p text:style-name="P5"><text:span text:style-name="T31"><text:tab/>bl addSub</text:span></text:p>
      <text:p text:style-name="P5"><text:span text:style-name="T32"/></text:p>
      <text:p text:style-name="P5"><text:span text:style-name="T33">end:</text:span></text:p>
      <text:p text:style-name="P5"><text:span text:style-name="T33"><text:tab/>pop {lr} <text:tab/><text:tab/><text:tab/><text:tab/><text:tab/><text:tab/>@ Pop lr from the stack</text:span></text:p>
      <text:p text:style-name="P5"><text:span text:style-name="T33"><text:tab/>bx lr</text:span></text:p>
      <text:p text:style-name="P5"><text:span text:style-name="T34"/></text:p>
      <text:p text:style-name="P5"><text:span text:style-name="T35">bet:</text:span></text:p>
      <text:p text:style-name="P5"><text:span text:style-name="T36"/></text:p>
      <text:p text:style-name="P5"><text:span text:style-name="T37"><text:tab/>str lr, [sp,#4]</text:span></text:p>
      <text:p text:style-name="P5"><text:span text:style-name="T37"><text:tab/>sub sp, sp, #4</text:span></text:p>
      <text:p text:style-name="P5"><text:span text:style-name="T37"><text:tab/>ldr r0, address_of_message0<text:tab/>@Prompt the user to hit or stay</text:span></text:p>
      <text:p text:style-name="P5"><text:span text:style-name="T37"><text:tab/>bl printf</text:span></text:p>
      <text:p text:style-name="P5"><text:span text:style-name="T37"><text:tab/>ldr r0, address_of_format<text:tab/><text:tab/>@Store the input from the user</text:span></text:p>
      <text:p text:style-name="P5"><text:span text:style-name="T37"><text:tab/>mov r1, sp</text:span></text:p>
      <text:p text:style-name="P5"><text:span text:style-name="T37"><text:tab/>bl scanf</text:span></text:p>
      <text:p text:style-name="P5"><text:span text:style-name="T37"><text:tab/>add r1, sp, #4</text:span></text:p>
      <text:p text:style-name="P5"><text:span text:style-name="T37"><text:tab/>ldr r1, [sp]</text:span></text:p>
      <text:p text:style-name="P5"><text:span text:style-name="T37"><text:tab/>mov r12, #100</text:span></text:p>
      <text:p text:style-name="P5"><text:span text:style-name="T37"><text:tab/>sub r12, r12, r1</text:span></text:p>
      <text:p text:style-name="P5"><text:span text:style-name="T37"><text:tab/>mov r1, r12</text:span></text:p>
      <text:p text:style-name="P5"><text:span text:style-name="T37"><text:tab/>ldr r0, address_of_message02</text:span></text:p>
      <text:p text:style-name="P5"><text:span text:style-name="T37"><text:tab/>bl printf</text:span></text:p>
      <text:p text:style-name="P5"><text:span text:style-name="T37"><text:tab/>bl card1</text:span></text:p>
      <text:p text:style-name="P5"><text:span text:style-name="T38"/></text:p>
      <text:p text:style-name="P5"><text:span text:style-name="T39">suit_select:</text:span></text:p>
      <text:p text:style-name="P5"><text:span text:style-name="T39"><text:tab/>bl rand</text:span></text:p>
      <text:p text:style-name="P5"><text:span text:style-name="T39"><text:tab/>mov r1,r0,asr #1 <text:tab/><text:tab/><text:tab/><text:tab/>@ In case random return is negative</text:span></text:p>
      <text:p text:style-name="P5"><text:span text:style-name="T39"><text:tab/>mov r2,#4 <text:tab/><text:tab/><text:tab/><text:tab/><text:tab/><text:tab/>@ Move 11 to r2</text:span></text:p>
      <text:p text:style-name="P5"><text:span text:style-name="T39"><text:tab/><text:tab/><text:tab/><text:tab/><text:tab/><text:tab/><text:tab/><text:tab/><text:tab/>@ We want rand()%4+1 so cal division function with rand()%4</text:span></text:p>
      <text:p text:style-name="P5"><text:span text:style-name="T39"><text:tab/>bl division<text:tab/><text:tab/><text:tab/><text:tab/><text:tab/><text:tab/>@ Call division function to get remainder</text:span></text:p>
      <text:p text:style-name="P5"><text:span text:style-name="T39"><text:tab/>add r1,#1</text:span></text:p>
      <text:p text:style-name="P5"><text:span text:style-name="T39"><text:tab/>mov r12, r1</text:span></text:p>
      <text:p text:style-name="P5"><text:span text:style-name="T39"><text:tab/></text:span></text:p>
      <text:p text:style-name="P5"><text:span text:style-name="T39"><text:tab/>cmp r12, #1</text:span></text:p>
      <text:p text:style-name="P5"><text:span text:style-name="T39"><text:tab/>beq hearts</text:span></text:p>
      <text:p text:style-name="P5"><text:span text:style-name="T39"><text:tab/>cmp r12, #2</text:span></text:p>
      <text:p text:style-name="P5"><text:span text:style-name="T39"><text:tab/>beq clubs</text:span></text:p>
      <text:p text:style-name="P5"><text:span text:style-name="T39"><text:tab/>cmp r12, #3</text:span></text:p>
      <text:p text:style-name="P5"><text:span text:style-name="T39"><text:tab/>beq diamonds</text:span></text:p>
      <text:p text:style-name="P5"><text:span text:style-name="T39"><text:tab/>cmp r12, #4</text:span></text:p>
      <text:p text:style-name="P5"><text:span text:style-name="T39"><text:tab/>beq spades</text:span></text:p>
      <text:p text:style-name="P5"><text:span text:style-name="T39"><text:tab/></text:span></text:p>
      <text:p text:style-name="P5"><text:span text:style-name="T39">hearts:</text:span></text:p>
      <text:p text:style-name="P5"><text:span text:style-name="T39"><text:tab/>push {lr}</text:span></text:p>
      <text:p text:style-name="P5"><text:span text:style-name="T39"><text:tab/>ldr r0, address_of_message03</text:span></text:p>
      <text:p text:style-name="P5"><text:span text:style-name="T39"><text:tab/>bl printf</text:span></text:p>
      <text:p text:style-name="P5"><text:span text:style-name="T39"><text:tab/>pop {lr}</text:span></text:p>
      <text:p text:style-name="P5"><text:span text:style-name="T39"><text:tab/>bx lr</text:span></text:p>
      <text:p text:style-name="P5"><text:span text:style-name="T40"/></text:p>
      <text:p text:style-name="P5"><text:span text:style-name="T41">clubs:</text:span></text:p>
      <text:p text:style-name="P5"><text:span text:style-name="T41">push {lr}</text:span></text:p>
      <text:p text:style-name="P5"><text:span text:style-name="T41"><text:tab/>ldr r0, address_of_message04</text:span></text:p>
      <text:p text:style-name="P5"><text:span text:style-name="T41"><text:tab/>bl printf</text:span></text:p>
      <text:p text:style-name="P5"><text:span text:style-name="T41"><text:tab/>pop {lr}</text:span></text:p>
      <text:p text:style-name="P5"><text:span text:style-name="T41"><text:tab/>bx lr</text:span></text:p>
      <text:p text:style-name="P5"><text:span text:style-name="T42"/></text:p>
      <text:p text:style-name="P5"><text:span text:style-name="T43">diamonds:</text:span></text:p>
      <text:p text:style-name="P5"><text:span text:style-name="T43"><text:tab/>push {lr}</text:span></text:p>
      <text:p text:style-name="P5"><text:span text:style-name="T43"><text:tab/>ldr r0, address_of_message05</text:span></text:p>
      <text:p text:style-name="P5"><text:span text:style-name="T43"><text:tab/>bl printf</text:span></text:p>
      <text:p text:style-name="P5"><text:span text:style-name="T43"><text:tab/>pop {lr}</text:span></text:p>
      <text:p text:style-name="P5"><text:span text:style-name="T43"><text:tab/>bx lr</text:span></text:p>
      <text:p text:style-name="P5"><text:span text:style-name="T44"/></text:p>
      <text:p text:style-name="P5"><text:span text:style-name="T45">spades:</text:span></text:p>
      <text:p text:style-name="P5"><text:span text:style-name="T45"><text:tab/>push {lr}</text:span></text:p>
      <text:p text:style-name="P5"><text:span text:style-name="T45"><text:tab/>ldr r0, address_of_message06</text:span></text:p>
      <text:p text:style-name="P5"><text:span text:style-name="T45"><text:tab/>bl printf</text:span></text:p>
      <text:p text:style-name="P5"><text:span text:style-name="T45"><text:tab/>pop {lr}</text:span></text:p>
      <text:p text:style-name="P5"><text:span text:style-name="T45"><text:tab/>bx lr<text:tab/><text:tab/></text:span></text:p>
      <text:p text:style-name="P5"><text:span text:style-name="T45"><text:s/></text:span></text:p>
      <text:p text:style-name="P5"><text:span text:style-name="T45"><text:s/></text:span></text:p>
      <text:p text:style-name="P5"><text:span text:style-name="T46"/></text:p>
      <text:p text:style-name="P5"><text:span text:style-name="T47"><text:tab/>.global main</text:span></text:p>
      <text:p text:style-name="P5"><text:span text:style-name="T47">main:</text:span></text:p>
      <text:p text:style-name="P5"><text:span text:style-name="T47"><text:tab/>push {lr}<text:tab/> <text:tab/><text:tab/><text:tab/><text:tab/><text:tab/>@ Push lr onto the top of the stack<text:tab/></text:span></text:p>
      <text:p text:style-name="P5"><text:span text:style-name="T47"><text:tab/>mov r0,#0 <text:tab/><text:tab/><text:tab/><text:tab/><text:tab/><text:tab/>@ Set time(0)</text:span></text:p>
      <text:p text:style-name="P5"><text:span text:style-name="T47"><text:tab/>bl time <text:tab/><text:tab/><text:tab/><text:tab/><text:tab/><text:tab/>@ Call time </text:span></text:p>
      <text:p text:style-name="P5"><text:span text:style-name="T47"><text:tab/>bl srand <text:tab/><text:tab/><text:tab/><text:tab/><text:tab/><text:tab/>@ Call srand</text:span></text:p>
      <text:p text:style-name="P5"><text:span text:style-name="T47"><text:tab/></text:span></text:p>
      <text:p text:style-name="P5"><text:span text:style-name="T47"><text:tab/>mov r4,#0 <text:tab/><text:tab/><text:tab/><text:tab/><text:tab/><text:tab/>@ Setup loop counter</text:span></text:p>
      <text:p text:style-name="P5"><text:span text:style-name="T47"><text:tab/></text:span></text:p>
      <text:p text:style-name="P5"><text:span text:style-name="T47"><text:tab/>ldr r0, address_of_message</text:span></text:p>
      <text:p text:style-name="P5"><text:span text:style-name="T47"><text:tab/>bl printf</text:span></text:p>
      <text:p text:style-name="P5"><text:span text:style-name="T47"><text:tab/>bl bet</text:span></text:p>
      <text:p text:style-name="P5"><text:span text:style-name="T47"><text:tab/>bl card1</text:span></text:p>
      <text:p text:style-name="P5"><text:span text:style-name="T47"><text:tab/></text:span></text:p>
      <text:p text:style-name="P5"><text:span text:style-name="T48"/></text:p>
      <text:p text:style-name="P5"><text:span text:style-name="T49"><text:tab/>.global card1</text:span></text:p>
      <text:p text:style-name="P5"><text:span text:style-name="T49">card1:<text:tab/> <text:tab/><text:tab/><text:tab/><text:tab/><text:tab/><text:tab/><text:tab/>@ Create a random number</text:span></text:p>
      <text:p text:style-name="P5"><text:span text:style-name="T49"><text:tab/>bl rand <text:tab/><text:tab/><text:tab/><text:tab/><text:tab/><text:tab/>@ Call rand</text:span></text:p>
      <text:p text:style-name="P5"><text:span text:style-name="T49"><text:tab/>mov r1,r0,asr #1 <text:tab/><text:tab/><text:tab/><text:tab/>@ In case random return is negative</text:span></text:p>
      <text:p text:style-name="P5"><text:span text:style-name="T49"><text:tab/>mov r2,#11 <text:tab/><text:tab/><text:tab/><text:tab/><text:tab/><text:tab/>@ Move 11 to r2</text:span></text:p>
      <text:p text:style-name="P5"><text:span text:style-name="T49"><text:tab/><text:tab/><text:tab/><text:tab/><text:tab/><text:tab/><text:tab/><text:tab/><text:tab/>@ We want rand()%11+1 so cal division function with rand()%11</text:span></text:p>
      <text:p text:style-name="P5"><text:span text:style-name="T49"><text:tab/>bl division<text:tab/><text:tab/><text:tab/><text:tab/><text:tab/><text:tab/>@ Call division function to get remainder</text:span></text:p>
      <text:p text:style-name="P5"><text:span text:style-name="T49"><text:tab/>add r1,#1 <text:tab/><text:tab/><text:tab/><text:tab/><text:tab/><text:tab/>@ Remainder in r1 so add 1 giving between 1 and 11</text:span></text:p>
      <text:p text:style-name="P5"><text:span text:style-name="T49"><text:tab/>mov r5, r1</text:span></text:p>
      <text:p text:style-name="P5"><text:span text:style-name="T49"><text:tab/>ldr r0, address_of_message1<text:tab/><text:tab/>@ Set message1 as the first parameter of printf</text:span></text:p>
      <text:p text:style-name="P5"><text:span text:style-name="T49"><text:tab/>bl printf <text:tab/><text:tab/><text:tab/><text:tab/><text:tab/><text:tab/>@ Call printf<text:tab/></text:span></text:p>
      <text:p text:style-name="P5"><text:span text:style-name="T49"><text:tab/>@bl suit_select</text:span></text:p>
      <text:p text:style-name="P5"><text:span text:style-name="T49"><text:tab/>bl card2</text:span></text:p>
      <text:p text:style-name="P5"><text:span text:style-name="T50"/></text:p>
      <text:p text:style-name="P5"><text:span text:style-name="T51"><text:tab/>.global card2</text:span></text:p>
      <text:p text:style-name="P5"><text:span text:style-name="T51">card2:<text:tab/> <text:tab/><text:tab/><text:tab/><text:tab/><text:tab/><text:tab/><text:tab/>@ Create a random number</text:span></text:p>
      <text:p text:style-name="P5"><text:span text:style-name="T51"><text:tab/>bl rand <text:tab/><text:tab/><text:tab/><text:tab/><text:tab/><text:tab/>@ Call rand</text:span></text:p>
      <text:p text:style-name="P5"><text:span text:style-name="T51"><text:tab/>mov r1,r0,asr #1 <text:tab/><text:tab/><text:tab/><text:tab/>@ In case random return is negative</text:span></text:p>
      <text:p text:style-name="P5"><text:span text:style-name="T51"><text:tab/>mov r2,#11 <text:tab/><text:tab/><text:tab/><text:tab/><text:tab/><text:tab/>@ Move 11 to r2</text:span></text:p>
      <text:p text:style-name="P5"><text:span text:style-name="T51"><text:tab/><text:tab/><text:tab/><text:tab/><text:tab/><text:tab/><text:tab/><text:tab/><text:tab/>@ We want rand()%11+1 so cal division function with rand()%11</text:span></text:p>
      <text:p text:style-name="P5"><text:span text:style-name="T51"><text:tab/>bl division<text:tab/><text:tab/><text:tab/><text:tab/><text:tab/><text:tab/>@ Call division function to get remainder</text:span></text:p>
      <text:p text:style-name="P5"><text:span text:style-name="T51"><text:tab/>add r1,#1 <text:tab/><text:tab/><text:tab/><text:tab/><text:tab/><text:tab/>@ Remainder in r1 so add 1 giving between 1 and 11</text:span></text:p>
      <text:p text:style-name="P5"><text:span text:style-name="T51"><text:tab/>mov r6, r1</text:span></text:p>
      <text:p text:style-name="P5"><text:span text:style-name="T51"><text:tab/>ldr r0, address_of_message2<text:tab/><text:tab/>@ Set message2 as the first parameter of printf</text:span></text:p>
      <text:p text:style-name="P5"><text:span text:style-name="T51"><text:tab/>bl printf<text:tab/>@ Call printf</text:span></text:p>
      <text:p text:style-name="P5"><text:span text:style-name="T51"><text:tab/>@bl suit_select</text:span></text:p>
      <text:p text:style-name="P5"><text:span text:style-name="T51"><text:tab/>bl total</text:span></text:p>
      <text:p text:style-name="P5"><text:span text:style-name="T51">total:</text:span></text:p>
      <text:p text:style-name="P5"><text:span text:style-name="T51"><text:tab/>add r6, r6, r5<text:tab/><text:tab/><text:tab/><text:tab/>@Add R6 and R5</text:span></text:p>
      <text:p text:style-name="P5"><text:span text:style-name="T51"><text:tab/>mov r1, r6</text:span></text:p>
      <text:p text:style-name="P5"><text:span text:style-name="T51"><text:tab/>ldr r0, address_of_message3 @Display total</text:span></text:p>
      <text:p text:style-name="P5"><text:span text:style-name="T51"><text:tab/>bl printf</text:span></text:p>
      <text:p text:style-name="P5"><text:span text:style-name="T51"><text:tab/>cmp r6, #21<text:tab/><text:tab/><text:tab/><text:tab/><text:tab/>@Check to see if the user total is 21</text:span></text:p>
      <text:p text:style-name="P5"><text:span text:style-name="T51"><text:tab/>beq Win<text:tab/><text:tab/><text:tab/><text:tab/><text:tab/><text:tab/>@If so the user wins</text:span></text:p>
      <text:p text:style-name="P5"><text:span text:style-name="T51"><text:tab/>bl ncard<text:tab/><text:tab/><text:tab/><text:tab/><text:tab/>@If not prompt the user to choose whether or not hit or stay</text:span></text:p>
      <text:p text:style-name="P5"><text:span text:style-name="T52"/></text:p>
      <text:p text:style-name="P5"><text:span text:style-name="T53">ncard:</text:span></text:p>
      <text:p text:style-name="P5"><text:span text:style-name="T53"><text:tab/>str lr, [sp,#4]</text:span></text:p>
      <text:p text:style-name="P5"><text:span text:style-name="T53"><text:tab/>sub sp, sp, #4</text:span></text:p>
      <text:p text:style-name="P5"><text:span text:style-name="T53"><text:tab/>ldr r0, address_of_message4<text:tab/><text:tab/>@Prompt the user to hit or stay</text:span></text:p>
      <text:p text:style-name="P5"><text:span text:style-name="T53"><text:tab/>bl printf</text:span></text:p>
      <text:p text:style-name="P5"><text:span text:style-name="T53"><text:tab/>ldr r0, address_of_format<text:tab/><text:tab/>@Store the input from the user</text:span></text:p>
      <text:p text:style-name="P5"><text:span text:style-name="T53"><text:tab/>mov r1, sp</text:span></text:p>
      <text:p text:style-name="P5"><text:span text:style-name="T53"><text:tab/>bl scanf</text:span></text:p>
      <text:p text:style-name="P5"><text:span text:style-name="T53"><text:tab/></text:span></text:p>
      <text:p text:style-name="P5"><text:span text:style-name="T53"><text:tab/>add r1, sp, #4</text:span></text:p>
      <text:p text:style-name="P5"><text:span text:style-name="T53"><text:tab/>ldr r1, [sp]</text:span></text:p>
      <text:p text:style-name="P5"><text:span text:style-name="T53"><text:tab/>cmp r1, #1<text:tab/><text:tab/><text:tab/><text:tab/><text:tab/><text:tab/>@If the user inputs 1 brach to card3</text:span></text:p>
      <text:p text:style-name="P5"><text:span text:style-name="T53"><text:tab/>beq card3</text:span></text:p>
      <text:p text:style-name="P5"><text:span text:style-name="T53"><text:tab/>bl Dealers_card1</text:span></text:p>
      <text:p text:style-name="P5"><text:span text:style-name="T53"><text:tab/></text:span></text:p>
      <text:p text:style-name="P5"><text:span text:style-name="T53">card3:</text:span></text:p>
      <text:p text:style-name="P5"><text:span text:style-name="T53"><text:tab/>bl rand <text:tab/><text:tab/><text:tab/><text:tab/><text:tab/><text:tab/>@ Call rand</text:span></text:p>
      <text:p text:style-name="P5"><text:span text:style-name="T53"><text:tab/>mov r1,r0,asr #1 <text:tab/><text:tab/><text:tab/><text:tab/>@ In case random return is negative</text:span></text:p>
      <text:p text:style-name="P5"><text:span text:style-name="T53"><text:tab/>mov r2,#11 <text:tab/><text:tab/><text:tab/><text:tab/><text:tab/><text:tab/>@ Move 11 to r2</text:span></text:p>
      <text:p text:style-name="P5"><text:span text:style-name="T53"><text:tab/><text:tab/><text:tab/><text:tab/><text:tab/><text:tab/><text:tab/><text:tab/><text:tab/>@ We want rand()%11+1 so cal division function with rand()%11</text:span></text:p>
      <text:p text:style-name="P5"><text:span text:style-name="T53"><text:tab/>bl division<text:tab/><text:tab/><text:tab/><text:tab/><text:tab/><text:tab/>@ Call division function to get remainder</text:span></text:p>
      <text:p text:style-name="P5"><text:span text:style-name="T53"><text:tab/>add r1,#1 <text:tab/><text:tab/><text:tab/><text:tab/><text:tab/><text:tab/>@ Remainder in r1 so add 1 giving between 1 and 11</text:span></text:p>
      <text:p text:style-name="P5"><text:span text:style-name="T53"><text:tab/>mov r7, r1</text:span></text:p>
      <text:p text:style-name="P5"><text:span text:style-name="T53"><text:tab/>ldr r0, address_of_message5<text:tab/><text:tab/>@ Set message5 as the first parameter of printf</text:span></text:p>
      <text:p text:style-name="P5"><text:span text:style-name="T53"><text:tab/>bl printf <text:tab/><text:tab/><text:tab/><text:tab/><text:tab/><text:tab/>@ Call printf</text:span></text:p>
      <text:p text:style-name="P5"><text:span text:style-name="T53"><text:tab/>@bl suit_select</text:span></text:p>
      <text:p text:style-name="P5"><text:span text:style-name="T53"><text:tab/>bl ntotal</text:span></text:p>
      <text:p text:style-name="P5"><text:span text:style-name="T54"/></text:p>
      <text:p text:style-name="P5"><text:span text:style-name="T55">ntotal:</text:span></text:p>
      <text:p text:style-name="P5"><text:span text:style-name="T55"><text:tab/>add r7, r7, r6<text:tab/><text:tab/><text:tab/><text:tab/><text:tab/>@Add r7 and r6</text:span></text:p>
      <text:p text:style-name="P5"><text:span text:style-name="T55"><text:tab/>mov r1, r7<text:tab/><text:tab/><text:tab/><text:tab/><text:tab/><text:tab/></text:span></text:p>
      <text:p text:style-name="P5"><text:span text:style-name="T55"><text:tab/>ldr r0, address_of_message6<text:tab/><text:tab/>@Output the user total</text:span></text:p>
      <text:p text:style-name="P5"><text:span text:style-name="T55"><text:tab/>bl printf</text:span></text:p>
      <text:p text:style-name="P5"><text:span text:style-name="T55"><text:tab/>cmp r7, #21</text:span></text:p>
      <text:p text:style-name="P5"><text:span text:style-name="T55"><text:tab/>beq Win</text:span></text:p>
      <text:p text:style-name="P5"><text:span text:style-name="T55"><text:tab/>cmp r7, #21</text:span></text:p>
      <text:p text:style-name="P5"><text:span text:style-name="T55"><text:tab/>bgt Lose</text:span></text:p>
      <text:p text:style-name="P5"><text:span text:style-name="T55"><text:tab/>bl Dealers_card1</text:span></text:p>
      <text:p text:style-name="P5"><text:span text:style-name="T55"><text:tab/></text:span></text:p>
      <text:p text:style-name="P5"><text:span text:style-name="T55">Dealers_card1:</text:span></text:p>
      <text:p text:style-name="P5"><text:span text:style-name="T55"><text:tab/>bl rand <text:tab/><text:tab/><text:tab/><text:tab/><text:tab/><text:tab/>@ Call rand</text:span></text:p>
      <text:p text:style-name="P5"><text:span text:style-name="T55"><text:tab/>mov r1,r0,asr #1 <text:tab/><text:tab/><text:tab/><text:tab/>@ In case random return is negative</text:span></text:p>
      <text:p text:style-name="P5"><text:span text:style-name="T55"><text:tab/>mov r2,#11 <text:tab/><text:tab/><text:tab/><text:tab/><text:tab/><text:tab/>@ Move 11 to r2</text:span></text:p>
      <text:p text:style-name="P5"><text:span text:style-name="T55"><text:tab/><text:tab/><text:tab/><text:tab/><text:tab/><text:tab/><text:tab/><text:tab/><text:tab/>@ We want rand()%11+1 so cal division function with rand()%11</text:span></text:p>
      <text:p text:style-name="P5"><text:span text:style-name="T55"><text:tab/>bl division<text:tab/><text:tab/><text:tab/><text:tab/><text:tab/><text:tab/>@ Call division function to get remainder</text:span></text:p>
      <text:p text:style-name="P5"><text:span text:style-name="T55"><text:tab/>add r1,#1 <text:tab/><text:tab/><text:tab/><text:tab/><text:tab/><text:tab/>@ Remainder in r1 so add 1 giving between 1 and 11</text:span></text:p>
      <text:p text:style-name="P5"><text:span text:style-name="T55"><text:tab/>mov r8, r1</text:span></text:p>
      <text:p text:style-name="P5"><text:span text:style-name="T55"><text:tab/>ldr r0, address_of_message7<text:tab/><text:s text:c="4"/>@ Set message7 as the first parameter of printf</text:span></text:p>
      <text:p text:style-name="P5"><text:span text:style-name="T55"><text:tab/>bl printf <text:tab/><text:tab/><text:tab/><text:tab/><text:tab/><text:tab/>@ Call printf<text:tab/></text:span></text:p>
      <text:p text:style-name="P5"><text:span text:style-name="T55"><text:tab/>@bl suit_select</text:span></text:p>
      <text:p text:style-name="P5"><text:span text:style-name="T55"><text:tab/>bl Dealers_card2</text:span></text:p>
      <text:p text:style-name="P5"><text:span text:style-name="T55"><text:tab/></text:span></text:p>
      <text:p text:style-name="P5"><text:span text:style-name="T55">Dealers_card2:</text:span></text:p>
      <text:p text:style-name="P5"><text:span text:style-name="T55"><text:tab/>bl rand <text:tab/><text:tab/><text:tab/><text:tab/><text:tab/><text:tab/>@ Call rand</text:span></text:p>
      <text:p text:style-name="P5"><text:span text:style-name="T55"><text:tab/>mov r1,r0,asr #1 <text:tab/><text:tab/><text:tab/><text:tab/>@ In case random return is negative</text:span></text:p>
      <text:p text:style-name="P5"><text:span text:style-name="T55"><text:tab/>mov r2,#11 <text:tab/><text:tab/><text:tab/><text:tab/><text:tab/><text:tab/>@ Move 11 to r2</text:span></text:p>
      <text:p text:style-name="P5"><text:span text:style-name="T55"><text:tab/><text:tab/><text:tab/><text:tab/><text:tab/><text:tab/><text:tab/><text:tab/><text:tab/>@ We want rand()%11+1 so cal division function with rand()%11</text:span></text:p>
      <text:p text:style-name="P5"><text:span text:style-name="T55"><text:tab/>bl division<text:tab/><text:tab/><text:tab/><text:tab/><text:tab/><text:tab/>@ Call division function to get remainder</text:span></text:p>
      <text:p text:style-name="P5"><text:span text:style-name="T55"><text:tab/>add r1,#1 <text:tab/><text:tab/><text:tab/><text:tab/><text:tab/><text:tab/>@ Remainder in r1 so add 1 giving between 1 and 11</text:span></text:p>
      <text:p text:style-name="P5"><text:span text:style-name="T55"><text:tab/>mov r9, r1</text:span></text:p>
      <text:p text:style-name="P5"><text:span text:style-name="T55"><text:tab/>ldr r0, address_of_message8<text:tab/><text:tab/>@ Set message8 as the first parameter of printf</text:span></text:p>
      <text:p text:style-name="P5"><text:span text:style-name="T55"><text:tab/>bl printf <text:tab/><text:tab/><text:tab/></text:span></text:p>
      <text:p text:style-name="P5"><text:span text:style-name="T55"><text:tab/>@bl suit_select</text:span></text:p>
      <text:p text:style-name="P5"><text:span text:style-name="T55"><text:tab/>bl Dealers_Total</text:span></text:p>
      <text:p text:style-name="P5"><text:span text:style-name="T55"><text:tab/></text:span></text:p>
      <text:p text:style-name="P5"><text:span text:style-name="T56"/></text:p>
      <text:p text:style-name="P5"><text:span text:style-name="T57">Dealers_Total:</text:span></text:p>
      <text:p text:style-name="P5"><text:span text:style-name="T57"><text:tab/><text:tab/>add r8, r8, r9<text:tab/><text:tab/><text:tab/><text:tab/>@Add r8 and r9</text:span></text:p>
      <text:p text:style-name="P5"><text:span text:style-name="T57"><text:tab/><text:tab/>mov r1, r8</text:span></text:p>
      <text:p text:style-name="P5"><text:span text:style-name="T57"><text:tab/><text:tab/>ldr r0, address_of_message9<text:tab/>@Output the users total</text:span></text:p>
      <text:p text:style-name="P5"><text:span text:style-name="T57"><text:tab/><text:tab/>bl printf<text:tab/><text:tab/><text:tab/><text:tab/><text:tab/></text:span></text:p>
      <text:p text:style-name="P5"><text:span text:style-name="T57"><text:tab/><text:tab/>cmp r8, #14</text:span></text:p>
      <text:p text:style-name="P5"><text:span text:style-name="T57"><text:tab/><text:tab/>ble Dealers_card3</text:span></text:p>
      <text:p text:style-name="P5"><text:span text:style-name="T57"><text:tab/><text:tab/>.global Dealers_card3</text:span></text:p>
      <text:p text:style-name="P5"><text:span text:style-name="T58"/></text:p>
      <text:p text:style-name="P5"><text:span text:style-name="T59">Dealers_card3:</text:span></text:p>
      <text:p text:style-name="P5"><text:span text:style-name="T59"><text:tab/>bl rand</text:span></text:p>
      <text:p text:style-name="P5"><text:span text:style-name="T59"><text:tab/>mov r1, r0, asr #1</text:span></text:p>
      <text:p text:style-name="P5"><text:span text:style-name="T59"><text:tab/>mov r2, #11</text:span></text:p>
      <text:p text:style-name="P5"><text:span text:style-name="T59"><text:tab/></text:span></text:p>
      <text:p text:style-name="P5"><text:span text:style-name="T59"><text:tab/>bl division</text:span></text:p>
      <text:p text:style-name="P5"><text:span text:style-name="T59"><text:tab/>add r1, #1</text:span></text:p>
      <text:p text:style-name="P5"><text:span text:style-name="T59"><text:tab/>mov r10, r1</text:span></text:p>
      <text:p text:style-name="P5"><text:span text:style-name="T59"><text:tab/>ldr r0, address_of_message10</text:span></text:p>
      <text:p text:style-name="P5"><text:span text:style-name="T59"><text:tab/>bl printf</text:span></text:p>
      <text:p text:style-name="P5"><text:span text:style-name="T59"><text:tab/>@bl suit_select</text:span></text:p>
      <text:p text:style-name="P5"><text:span text:style-name="T59"><text:tab/>bl Dealers_ftotal</text:span></text:p>
      <text:p text:style-name="P5"><text:span text:style-name="T59"><text:tab/></text:span></text:p>
      <text:p text:style-name="P5"><text:span text:style-name="T59">Dealers_ftotal:</text:span></text:p>
      <text:p text:style-name="P5"><text:span text:style-name="T59"><text:tab/>add r8, r8, r10</text:span></text:p>
      <text:p text:style-name="P5"><text:span text:style-name="T59"><text:tab/>mov r1, r8</text:span></text:p>
      <text:p text:style-name="P5"><text:span text:style-name="T59"><text:tab/>ldr r0, address_of_message11</text:span></text:p>
      <text:p text:style-name="P5"><text:span text:style-name="T59"><text:tab/>bl printf</text:span></text:p>
      <text:p text:style-name="P5"><text:span text:style-name="T59"><text:tab/>bl check</text:span></text:p>
      <text:p text:style-name="P5"><text:span text:style-name="T59"><text:tab/></text:span></text:p>
      <text:p text:style-name="P5"><text:span text:style-name="T59">check:</text:span></text:p>
      <text:p text:style-name="P5"><text:span text:style-name="T59"><text:tab/>cmp r7, #21</text:span></text:p>
      <text:p text:style-name="P5"><text:span text:style-name="T59"><text:tab/>bgt Lose</text:span></text:p>
      <text:p text:style-name="P5"><text:span text:style-name="T59"><text:tab/>beq Win</text:span></text:p>
      <text:p text:style-name="P5"><text:span text:style-name="T59"><text:tab/>cmp r8, #21</text:span></text:p>
      <text:p text:style-name="P5"><text:span text:style-name="T59"><text:tab/>bgt Win</text:span></text:p>
      <text:p text:style-name="P5"><text:span text:style-name="T59"><text:tab/>beq Lose</text:span></text:p>
      <text:p text:style-name="P5"><text:span text:style-name="T59"><text:tab/>cmp r7, r8<text:tab/><text:tab/><text:tab/><text:tab/><text:tab/><text:tab/>@Compare the results</text:span></text:p>
      <text:p text:style-name="P5"><text:span text:style-name="T59"><text:tab/>bgt Win<text:tab/><text:tab/><text:tab/><text:tab/><text:tab/><text:tab/><text:tab/>@Declare who wins</text:span></text:p>
      <text:p text:style-name="P5"><text:span text:style-name="T59"><text:tab/>blt Lose<text:tab/><text:tab/><text:tab/><text:tab/><text:tab/><text:tab/>@Declare who losses</text:span></text:p>
      <text:p text:style-name="P5"><text:span text:style-name="T59"><text:tab/></text:span></text:p>
      <text:p text:style-name="P5"><text:span text:style-name="T59">Win:</text:span></text:p>
      <text:p text:style-name="P5"><text:span text:style-name="T59"><text:tab/>ldr r0, address_of_message12<text:tab/>@Output the results</text:span></text:p>
      <text:p text:style-name="P5"><text:span text:style-name="T59"><text:tab/>bl printf</text:span></text:p>
      <text:p text:style-name="P5"><text:span text:style-name="T59"><text:tab/></text:span></text:p>
      <text:p text:style-name="P5"><text:span text:style-name="T59"><text:tab/>str lr, [sp,#4]</text:span></text:p>
      <text:p text:style-name="P5"><text:span text:style-name="T59"><text:tab/>sub sp, sp, #4</text:span></text:p>
      <text:p text:style-name="P5"><text:span text:style-name="T59"><text:tab/>ldr r0, address_of_message14<text:tab/><text:tab/>@Prompt the user to hit or stay</text:span></text:p>
      <text:p text:style-name="P5"><text:span text:style-name="T59"><text:tab/>bl printf</text:span></text:p>
      <text:p text:style-name="P5"><text:span text:style-name="T59"><text:tab/>ldr r0, address_of_format<text:tab/><text:tab/>@Store the input from the user</text:span></text:p>
      <text:p text:style-name="P5"><text:span text:style-name="T59"><text:tab/>mov r1, sp</text:span></text:p>
      <text:p text:style-name="P5"><text:span text:style-name="T59"><text:tab/>bl scanf</text:span></text:p>
      <text:p text:style-name="P5"><text:span text:style-name="T59"><text:tab/>add r12, #25</text:span></text:p>
      <text:p text:style-name="P5"><text:span text:style-name="T59"><text:tab/>ldr r0, address_of_message02</text:span></text:p>
      <text:p text:style-name="P5"><text:span text:style-name="T59"><text:tab/>bl printf</text:span></text:p>
      <text:p text:style-name="P5"><text:span text:style-name="T59"><text:tab/></text:span></text:p>
      <text:p text:style-name="P5"><text:span text:style-name="T59"><text:tab/>add r1, sp, #4</text:span></text:p>
      <text:p text:style-name="P5"><text:span text:style-name="T59"><text:tab/>ldr r1, [sp]</text:span></text:p>
      <text:p text:style-name="P5"><text:span text:style-name="T59"><text:tab/>cmp r1, #1<text:tab/><text:tab/><text:tab/><text:tab/><text:tab/>@compare the user input to the number 1 if equals</text:span></text:p>
      <text:p text:style-name="P5"><text:span text:style-name="T59"><text:tab/>beq bet<text:tab/><text:tab/><text:tab/><text:tab/><text:tab/><text:tab/>@branch to bet if not </text:span></text:p>
      <text:p text:style-name="P5"><text:span text:style-name="T59"><text:tab/>bal endgame<text:tab/><text:tab/><text:tab/><text:tab/><text:tab/>@branch to endgame to end the game</text:span></text:p>
      <text:p text:style-name="P5"><text:span text:style-name="T60"/></text:p>
      <text:p text:style-name="P5"><text:span text:style-name="T61">Lose:</text:span></text:p>
      <text:p text:style-name="P5"><text:span text:style-name="T61"><text:tab/>ldr r0, address_of_message13<text:tab/>@Output the results</text:span></text:p>
      <text:p text:style-name="P5"><text:span text:style-name="T61"><text:tab/>bl printf</text:span></text:p>
      <text:p text:style-name="P5"><text:span text:style-name="T61"><text:tab/></text:span></text:p>
      <text:p text:style-name="P5"><text:span text:style-name="T61"><text:tab/>str lr, [sp,#4]</text:span></text:p>
      <text:p text:style-name="P5"><text:span text:style-name="T61"><text:tab/>sub sp, sp, #4</text:span></text:p>
      <text:p text:style-name="P5"><text:span text:style-name="T61"><text:tab/>ldr r0, address_of_message14<text:tab/><text:tab/>@Prompt the user to hit or stay</text:span></text:p>
      <text:p text:style-name="P5"><text:span text:style-name="T61"><text:tab/>bl printf</text:span></text:p>
      <text:p text:style-name="P5"><text:span text:style-name="T61"><text:tab/>ldr r0, address_of_format<text:tab/><text:tab/>@Store the input from the user</text:span></text:p>
      <text:p text:style-name="P5"><text:span text:style-name="T61"><text:tab/>mov r1, sp</text:span></text:p>
      <text:p text:style-name="P5"><text:span text:style-name="T61"><text:tab/>bl scanf</text:span></text:p>
      <text:p text:style-name="P5"><text:span text:style-name="T61"><text:tab/></text:span></text:p>
      <text:p text:style-name="P5"><text:span text:style-name="T61"><text:tab/>add r1, sp, #4</text:span></text:p>
      <text:p text:style-name="P5"><text:span text:style-name="T61"><text:tab/>ldr r1, [sp]</text:span></text:p>
      <text:p text:style-name="P5"><text:span text:style-name="T61"><text:tab/>cmp r1, #1<text:tab/><text:tab/><text:tab/><text:tab/><text:tab/>@compare the user input to the number 1 if equals</text:span></text:p>
      <text:p text:style-name="P5"><text:span text:style-name="T61"><text:tab/>beq bet<text:tab/><text:tab/><text:tab/><text:tab/><text:tab/><text:tab/>@branch to bet if not </text:span></text:p>
      <text:p text:style-name="P5"><text:span text:style-name="T61"><text:tab/>bal endgame<text:tab/><text:tab/><text:tab/><text:tab/><text:tab/>@branch to endgame to end the game</text:span></text:p>
      <text:p text:style-name="P5"><text:span text:style-name="T61"><text:tab/></text:span></text:p>
      <text:p text:style-name="P5"><text:span text:style-name="T61">endgame:</text:span></text:p>
      <text:p text:style-name="P5"><text:span text:style-name="T61"><text:tab/>pop {lr} <text:tab/><text:tab/><text:tab/><text:tab/><text:tab/><text:tab/></text:span></text:p>
      <text:p text:style-name="P5"><text:span text:style-name="T61"><text:tab/>bx lr <text:tab/><text:tab/><text:tab/><text:tab/><text:tab/><text:tab/><text:tab/></text:span></text:p>
      <text:p text:style-name="P5"><text:span text:style-name="T61"><text:s/></text:span></text:p>
      <text:p text:style-name="P5"><text:span text:style-name="T61"><text:s/>address_of_message0: .word message0</text:span></text:p>
      <text:p text:style-name="P5"><text:span text:style-name="T61"><text:s/>address_of_message01: .word message01</text:span></text:p>
      <text:p text:style-name="P5"><text:span text:style-name="T61"><text:s/>address_of_message02: .word message02</text:span></text:p>
      <text:p text:style-name="P5"><text:span text:style-name="T61"><text:s/>address_of_message03: .word message03</text:span></text:p>
      <text:p text:style-name="P5"><text:span text:style-name="T61"><text:s/>address_of_message04: .word message04</text:span></text:p>
      <text:p text:style-name="P5"><text:span text:style-name="T61"><text:s/>address_of_message05: .word message05</text:span></text:p>
      <text:p text:style-name="P5"><text:span text:style-name="T61"><text:s/>address_of_message06: .word message06</text:span></text:p>
      <text:p text:style-name="P5"><text:span text:style-name="T61"><text:s/>address_of_message: .word message</text:span></text:p>
      <text:p text:style-name="P5"><text:span text:style-name="T61"><text:s/>address_of_message1: .word message1</text:span></text:p>
      <text:p text:style-name="P5"><text:span text:style-name="T61"><text:s/>address_of_message2: .word message2</text:span></text:p>
      <text:p text:style-name="P5"><text:span text:style-name="T61"><text:s/>address_of_message3: .word message3</text:span></text:p>
      <text:p text:style-name="P5"><text:span text:style-name="T61"><text:s/>address_of_message4: .word message4</text:span></text:p>
      <text:p text:style-name="P5"><text:span text:style-name="T61"><text:s/>address_of_message5: .word message5</text:span></text:p>
      <text:p text:style-name="P5"><text:span text:style-name="T61"><text:s/>address_of_message6: .word message6</text:span></text:p>
      <text:p text:style-name="P5"><text:span text:style-name="T61"><text:s/>address_of_message7: .word message7</text:span></text:p>
      <text:p text:style-name="P5"><text:span text:style-name="T61"><text:s/>address_of_message8: .word message8</text:span></text:p>
      <text:p text:style-name="P5"><text:span text:style-name="T61"><text:s/>address_of_message9: .word message9</text:span></text:p>
      <text:p text:style-name="P5"><text:span text:style-name="T61"><text:s/>address_of_message10: .word message10</text:span></text:p>
      <text:p text:style-name="P5"><text:span text:style-name="T61"><text:s/>address_of_message11: .word message11</text:span></text:p>
      <text:p text:style-name="P5"><text:span text:style-name="T61"><text:s/>address_of_message12: .word message12</text:span></text:p>
      <text:p text:style-name="P5"><text:span text:style-name="T61"><text:s/>address_of_message13: .word message13</text:span></text:p>
      <text:p text:style-name="P5"><text:span text:style-name="T61"><text:s/>address_of_message14: .word message14</text:span></text:p>
      <text:p text:style-name="P5"><text:span text:style-name="T61"><text:s/>address_of_format: .word forma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